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26616" style:font-size-asian="12pt" style:font-size-complex="12pt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5" style:family="paragraph" style:parent-style-name="UrbanTitle">
      <style:text-properties style:font-name="Arial"/>
    </style:style>
    <style:style style:name="P6" style:family="paragraph" style:parent-style-name="UrbanTitle">
      <style:text-properties style:font-name="Arial" officeooo:rsid="00217335" officeooo:paragraph-rsid="00326616"/>
    </style:style>
    <style:style style:name="P7" style:family="paragraph" style:parent-style-name="UrbanTitle">
      <style:text-properties style:font-name="Arial" style:text-underline-style="none" officeooo:rsid="00217335" officeooo:paragraph-rsid="00326616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326616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26616" style:font-size-asian="10pt" style:font-size-complex="10pt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681b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true="&quot;mailed_data['description']&quot;" text:string-value-if-false="">mailed_data['description']</text:conditional-text></text:span><text:span text:style-name="T8"><text:s/></text:span></text:p>
          </table:table-cell>
        </table:table-row>
      </table:table>
      <text:p text:style-name="P6"/>
      <text:p text:style-name="P7">Transmission de la décision du Collège communal</text:p>
      <text:p text:style-name="P5"/>
      <text:p text:style-name="P10"/>
      <text:p text:style-name="P2"/>
      <text:p text:style-name="P4"><office:annotation><dc:creator>Gauthier Bastien</dc:creator><dc:date>2011-02-16T16:12:24</dc:date><text:p text:style-name="P11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3"/>
      <text:p text:style-name="P3"><text:span text:style-name="T4">Madame, Monsieur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<text:span text:style-name="T4">Madame, Monsieur</text:span>, nos salutations distinguées.</text:p>
      <text:p text:style-name="P2"/>
      <text:p text:style-name="P2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6:21.738302977</dc:date>
    <dc:language>fr-FR</dc:language>
    <meta:editing-cycles>157</meta:editing-cycles>
    <meta:editing-duration>P2DT5H28M21S</meta:editing-duration>
    <meta:document-statistic meta:table-count="1" meta:image-count="0" meta:object-count="0" meta:page-count="1" meta:paragraph-count="12" meta:word-count="86" meta:character-count="654" meta:non-whitespace-character-count="592"/>
    <meta:user-defined meta:name="Info 1"/>
    <meta:user-defined meta:name="Info 2"/>
    <meta:user-defined meta:name="Info 3"/>
    <meta:user-defined meta:name="Info 4"/>
  </office:meta>
</office:document-meta>
</file>